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C0C0C0" fo:border-bottom="none" fo:border-left="thin solid #C0C0C0" fo:border-right="none" style:vertical-align="middle" fo:background-color="#C3D69B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C0C0C0" fo:border-bottom="none" fo:border-left="none" fo:border-right="none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#D7E4BD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#FFE994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BF819E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B3CAC7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5CE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E8F2A1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6D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Excel_32_Built-in_32_Hyperlink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 style:text-underline-style="none" style:text-underline-type="none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rect draw:z-index="1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4" table:default-cell-style-name="ce1"/>
        <table:table-column table:style-name="co5" table:number-columns-repeated="16366" table:default-cell-style-name="ce1"/>
        <table:table-row table:style-name="ro1">
          <table:table-cell table:style-name="ce2"/>
          <table:table-cell table:number-columns-repeated="4" table:style-name="ce3"/>
          <table:table-cell office:value-type="string" table:number-columns-spanned="3" table:number-rows-spanned="1" table:style-name="ce17">
            <text:p>Passing</text:p>
          </table:table-cell>
          <table:covered-table-cell table:number-columns-repeated="2"/>
          <table:table-cell office:value-type="string" table:number-columns-spanned="2" table:number-rows-spanned="1" table:style-name="ce17">
            <text:p>Rushing</text:p>
          </table:table-cell>
          <table:covered-table-cell/>
          <table:table-cell office:value-type="string" table:number-columns-spanned="3" table:number-rows-spanned="1" table:style-name="ce17">
            <text:p>Receiving</text:p>
          </table:table-cell>
          <table:covered-table-cell table:number-columns-repeated="2"/>
          <table:table-cell office:value-type="string" table:style-name="ce4">
            <text:p>Returns</text:p>
          </table:table-cell>
          <table:table-cell office:value-type="string" table:number-columns-spanned="2" table:number-rows-spanned="1" table:style-name="ce17">
            <text:p>Misc</text:p>
          </table:table-cell>
          <table:covered-table-cell/>
          <table:table-cell office:value-type="string" table:style-name="ce4">
            <text:p>Fumbles</text:p>
          </table:table-cell>
          <table:table-cell office:value-type="string" table:style-name="ce4">
            <text:p>Fantasy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Week</text:p>
          </table:table-cell>
          <table:table-cell office:value-type="string" table:style-name="ce5">
            <text:p>Player</text:p>
          </table:table-cell>
          <table:table-cell office:value-type="string" table:style-name="ce5">
            <text:p>Team</text:p>
          </table:table-cell>
          <table:table-cell office:value-type="string" table:style-name="ce5">
            <text:p>Against</text:p>
          </table:table-cell>
          <table:table-cell office:value-type="string" table:style-name="ce5">
            <office:annotation draw:style-name="a0" svg:x="4.69791666666667in" svg:y="0.0520833333333333in" svg:width="1.08333333333333in" svg:height="0.71875in">
              <dc:creator/>
              <text:p><text:span text:style-name="T1">Click to Filter</text:span></text:p>
            </office:annotation>
            <text:p>Pos</text:p>
          </table:table-cell>
          <table:table-cell office:value-type="string" table:style-name="ce6">
            <text:p>Yds</text:p>
          </table:table-cell>
          <table:table-cell office:value-type="string" table:style-name="ce6">
            <text:p>TD</text:p>
          </table:table-cell>
          <table:table-cell office:value-type="string" table:style-name="ce6">
            <text:p>Int</text:p>
          </table:table-cell>
          <table:table-cell office:value-type="string" table:style-name="ce7">
            <text:p>Yds</text:p>
          </table:table-cell>
          <table:table-cell office:value-type="string" table:style-name="ce7">
            <text:p>TD</text:p>
          </table:table-cell>
          <table:table-cell office:value-type="string" table:style-name="ce8">
            <text:p>Rec</text:p>
          </table:table-cell>
          <table:table-cell office:value-type="string" table:style-name="ce8">
            <text:p>Yds</text:p>
          </table:table-cell>
          <table:table-cell office:value-type="string" table:style-name="ce8">
            <text:p>TD</text:p>
          </table:table-cell>
          <table:table-cell office:value-type="string" table:style-name="ce9">
            <text:p>TD</text:p>
          </table:table-cell>
          <table:table-cell office:value-type="string" table:style-name="ce10">
            <text:p>FumTD</text:p>
          </table:table-cell>
          <table:table-cell office:value-type="string" table:style-name="ce10">
            <text:p>2PT</text:p>
          </table:table-cell>
          <table:table-cell office:value-type="string" table:style-name="ce11">
            <text:p>Lost</text:p>
          </table:table-cell>
          <table:table-cell office:value-type="string" table:style-name="ce12">
            <text:p>Points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sh Allen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QB</text:p>
          </table:table-cell>
          <table:table-cell office:value-type="float" office:value="424" table:style-name="ce15">
            <text:p>424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5.159999999999997" table:style-name="ce15">
            <text:p>35.1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atrick Mahomes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QB</text:p>
          </table:table-cell>
          <table:table-cell office:value-type="float" office:value="292" table:style-name="ce15">
            <text:p>292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.48" table:style-name="ce15">
            <text:p>30.4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len Hurts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QB</text:p>
          </table:table-cell>
          <table:table-cell office:value-type="float" office:value="239" table:style-name="ce15">
            <text:p>2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1" table:style-name="ce15">
            <text:p>6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.66" table:style-name="ce15">
            <text:p>27.6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eno Smith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QB</text:p>
          </table:table-cell>
          <table:table-cell office:value-type="float" office:value="268" table:style-name="ce15">
            <text:p>268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.02" table:style-name="ce15">
            <text:p>24.0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irk Cousins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QB</text:p>
          </table:table-cell>
          <table:table-cell office:value-type="float" office:value="296" table:style-name="ce15">
            <text:p>29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22.24" table:style-name="ce15">
            <text:p>22.2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rson Wentz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QB</text:p>
          </table:table-cell>
          <table:table-cell office:value-type="float" office:value="359" table:style-name="ce15">
            <text:p>35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86" table:style-name="ce15">
            <text:p>21.8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om Brady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QB</text:p>
          </table:table-cell>
          <table:table-cell office:value-type="float" office:value="351" table:style-name="ce15">
            <text:p>35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-3" table:style-name="ce15">
            <text:p>-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9.739999999999998" table:style-name="ce15">
            <text:p>19.7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immy Garoppolo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1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QB</text:p>
          </table:table-cell>
          <table:table-cell office:value-type="float" office:value="253" table:style-name="ce15">
            <text:p>25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02" table:style-name="ce15">
            <text:p>18.0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cus Mariota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1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QB</text:p>
          </table:table-cell>
          <table:table-cell office:value-type="float" office:value="147" table:style-name="ce15">
            <text:p>14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61" table:style-name="ce15">
            <text:p>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7.98" table:style-name="ce15">
            <text:p>17.9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rek Carr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1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QB</text:p>
          </table:table-cell>
          <table:table-cell office:value-type="float" office:value="241" table:style-name="ce15">
            <text:p>24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940000000000001" table:style-name="ce15">
            <text:p>17.9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e Burrow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1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QB</text:p>
          </table:table-cell>
          <table:table-cell office:value-type="float" office:value="217" table:style-name="ce15">
            <text:p>21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28" table:style-name="ce15">
            <text:p>17.2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stin Fields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1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QB</text:p>
          </table:table-cell>
          <table:table-cell office:value-type="float" office:value="208" table:style-name="ce15">
            <text:p>20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47" table:style-name="ce15">
            <text:p>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02" table:style-name="ce15">
            <text:p>17.0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aron Rodgers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1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QB</text:p>
          </table:table-cell>
          <table:table-cell office:value-type="float" office:value="222" table:style-name="ce15">
            <text:p>22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88" table:style-name="ce15">
            <text:p>16.8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yler Murray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1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QB</text:p>
          </table:table-cell>
          <table:table-cell office:value-type="float" office:value="250" table:style-name="ce15">
            <text:p>25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2" table:style-name="ce15">
            <text:p>16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Lamar Jackson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1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QB</text:p>
          </table:table-cell>
          <table:table-cell office:value-type="float" office:value="174" table:style-name="ce15">
            <text:p>17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8" table:style-name="ce15">
            <text:p>5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76" table:style-name="ce15">
            <text:p>14.7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Zach Wilson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1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QB</text:p>
          </table:table-cell>
          <table:table-cell office:value-type="float" office:value="210" table:style-name="ce15">
            <text:p>2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6" table:style-name="ce15">
            <text:p>14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stin Herbert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1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QB</text:p>
          </table:table-cell>
          <table:table-cell office:value-type="float" office:value="228" table:style-name="ce15">
            <text:p>22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42" table:style-name="ce15">
            <text:p>14.4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coby Brissett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2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QB</text:p>
          </table:table-cell>
          <table:table-cell office:value-type="float" office:value="230" table:style-name="ce15">
            <text:p>23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4" table:style-name="ce15">
            <text:p>14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niel Jones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2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QB</text:p>
          </table:table-cell>
          <table:table-cell office:value-type="float" office:value="217" table:style-name="ce15">
            <text:p>21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38" table:style-name="ce15">
            <text:p>12.3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enny Pickett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2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QB</text:p>
          </table:table-cell>
          <table:table-cell office:value-type="float" office:value="327" table:style-name="ce15">
            <text:p>327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08" table:style-name="ce15">
            <text:p>12.0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yan Tannehill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2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QB</text:p>
          </table:table-cell>
          <table:table-cell office:value-type="float" office:value="181" table:style-name="ce15">
            <text:p>18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54" table:style-name="ce15">
            <text:p>11.5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revor Lawrence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2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QB</text:p>
          </table:table-cell>
          <table:table-cell office:value-type="float" office:value="286" table:style-name="ce15">
            <text:p>286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34" table:style-name="ce15">
            <text:p>10.3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tthew Stafford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2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QB</text:p>
          </table:table-cell>
          <table:table-cell office:value-type="float" office:value="308" table:style-name="ce15">
            <text:p>30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0.32" table:style-name="ce15">
            <text:p>10.3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ailey Zappe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2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QB</text:p>
          </table:table-cell>
          <table:table-cell office:value-type="float" office:value="188" table:style-name="ce15">
            <text:p>18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02" table:style-name="ce15">
            <text:p>10.0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ndy Dalton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QB</text:p>
          </table:table-cell>
          <table:table-cell office:value-type="float" office:value="187" table:style-name="ce15">
            <text:p>18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8800000000000008" table:style-name="ce15">
            <text:p>9.8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ussell Wilson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2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QB</text:p>
          </table:table-cell>
          <table:table-cell office:value-type="float" office:value="274" table:style-name="ce15">
            <text:p>274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6" table:style-name="ce15">
            <text:p>9.1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aker Mayfield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2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QB</text:p>
          </table:table-cell>
          <table:table-cell office:value-type="float" office:value="215" table:style-name="ce15">
            <text:p>215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6" table:style-name="ce15">
            <text:p>6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tt Ryan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3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QB</text:p>
          </table:table-cell>
          <table:table-cell office:value-type="float" office:value="251" table:style-name="ce15">
            <text:p>251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14" table:style-name="ce15">
            <text:p>6.1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red Goff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3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QB</text:p>
          </table:table-cell>
          <table:table-cell office:value-type="float" office:value="229" table:style-name="ce15">
            <text:p>229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.86" table:style-name="ce15">
            <text:p>5.8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vis Mills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3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QB</text:p>
          </table:table-cell>
          <table:table-cell office:value-type="float" office:value="140" table:style-name="ce15">
            <text:p>14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8" table:style-name="ce15">
            <text:p>5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ooper Rush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3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QB</text:p>
          </table:table-cell>
          <table:table-cell office:value-type="float" office:value="102" table:style-name="ce15">
            <text:p>10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98" table:style-name="ce15">
            <text:p>3.9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kylar Thompson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3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QB</text:p>
          </table:table-cell>
          <table:table-cell office:value-type="float" office:value="166" table:style-name="ce15">
            <text:p>166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.64" table:style-name="ce15">
            <text:p>2.6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.J. Walker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3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QB</text:p>
          </table:table-cell>
          <table:table-cell office:value-type="float" office:value="60" table:style-name="ce15">
            <text:p>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4" table:style-name="ce15">
            <text:p>2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se Keenum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3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QB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2" table:style-name="ce15">
            <text:p>-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12" table:style-name="ce15">
            <text:p>0.1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ock Purdy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3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Q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0.1" table:style-name="ce15">
            <text:p>-0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ustin Ekeler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3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3" table:style-name="ce15">
            <text:p>173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5.9" table:style-name="ce15">
            <text:p>35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Leonard Fournette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3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83" table:style-name="ce15">
            <text:p>8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5.9" table:style-name="ce15">
            <text:p>35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sh Jacobs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4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4" table:style-name="ce15">
            <text:p>154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.3" table:style-name="ce15">
            <text:p>3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eece Hall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4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7" table:style-name="ce15">
            <text:p>97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00" table:style-name="ce15">
            <text:p>10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.7" table:style-name="ce15">
            <text:p>27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rrick Henry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4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2" table:style-name="ce15">
            <text:p>10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.2" table:style-name="ce15">
            <text:p>27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lvin Cook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4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4" table:style-name="ce15">
            <text:p>9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6.1" table:style-name="ce15">
            <text:p>26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ick Chubb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4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4" table:style-name="ce15">
            <text:p>134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.4" table:style-name="ce15">
            <text:p>25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lvin Kamara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4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3" table:style-name="ce15">
            <text:p>103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91" table:style-name="ce15">
            <text:p>9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3.4" table:style-name="ce15">
            <text:p>23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tian McCaffrey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4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4" table:style-name="ce15">
            <text:p>23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evin Coleman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4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7" table:style-name="ce15">
            <text:p>2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meon Pierce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4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9" table:style-name="ce15">
            <text:p>99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.3" table:style-name="ce15">
            <text:p>2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eff Wilson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4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0" table:style-name="ce15">
            <text:p>12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.2" table:style-name="ce15">
            <text:p>20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aquon Barkley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5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.600000000000001" table:style-name="ce15">
            <text:p>19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hamondre Stevenson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5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1" table:style-name="ce15">
            <text:p>161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.5" table:style-name="ce15">
            <text:p>19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aheem Mostert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5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3" table:style-name="ce15">
            <text:p>11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.2" table:style-name="ce15">
            <text:p>19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vid Montgomery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5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2" table:style-name="ce15">
            <text:p>18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chael Carter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5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3" table:style-name="ce15">
            <text:p>17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shua Kelley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5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2" table:style-name="ce15">
            <text:p>16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enneth Walker III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5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8" table:style-name="ce15">
            <text:p>8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8" table:style-name="ce15">
            <text:p>14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areem Hunt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5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7" table:style-name="ce15">
            <text:p>14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ony Pollard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5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6" table:style-name="ce15">
            <text:p>8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6" table:style-name="ce15">
            <text:p>14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ravis Etienne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5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1" table:style-name="ce15">
            <text:p>71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4" table:style-name="ce15">
            <text:p>14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no Benjamin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6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3" table:style-name="ce15">
            <text:p>14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elvin Gordon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6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4" table:style-name="ce15">
            <text:p>54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3" table:style-name="ce15">
            <text:p>13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on Jackson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6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1" table:style-name="ce15">
            <text:p>13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ontrell Hilliard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6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3" table:style-name="ce15">
            <text:p>12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raig Reynolds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6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68" table:style-name="ce15">
            <text:p>6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2" table:style-name="ce15">
            <text:p>12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e Mixon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6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8" table:style-name="ce15">
            <text:p>78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8" table:style-name="ce15">
            <text:p>11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ke Boone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6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5" table:style-name="ce15">
            <text:p>11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ylen Warren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6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3" table:style-name="ce15">
            <text:p>1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aron Jones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6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3" table:style-name="ce15">
            <text:p>63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amaje Perine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6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6" table:style-name="ce15">
            <text:p>9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erick McKinnon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7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3" table:style-name="ce15">
            <text:p>53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999999999999993" table:style-name="ce15">
            <text:p>9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es Cook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7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" table:style-name="ce15">
            <text:p>9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.D. McKissic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7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6999999999999993" table:style-name="ce15">
            <text:p>8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hillip Lindsay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7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4" table:style-name="ce15">
            <text:p>8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les Sanders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7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8" table:style-name="ce15">
            <text:p>58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4" table:style-name="ce15">
            <text:p>8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zekiel Elliott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7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8" table:style-name="ce15">
            <text:p>7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8" table:style-name="ce15">
            <text:p>7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es Conner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7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3" table:style-name="ce15">
            <text:p>7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achaad White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7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2" table:style-name="ce15">
            <text:p>7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rrell Henderson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7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lexander Mattison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7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ntonio Gibson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8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9" table:style-name="ce15">
            <text:p>6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ajee Harris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8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6" table:style-name="ce15">
            <text:p>6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ary Brightwell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8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5" table:style-name="ce15">
            <text:p>6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lyde Edwards-Helaire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8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5" table:style-name="ce15">
            <text:p>6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andon Bolden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8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4" table:style-name="ce15">
            <text:p>6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yles Gaskin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8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" table:style-name="ce15">
            <text:p>6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es Robinson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8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9" table:style-name="ce15">
            <text:p>5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vin Singletary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8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6" table:style-name="ce15">
            <text:p>5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aal Williams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8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6" table:style-name="ce15">
            <text:p>5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6" table:style-name="ce15">
            <text:p>5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ashaad Penny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8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4" table:style-name="ce15">
            <text:p>5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4" table:style-name="ce15">
            <text:p>5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ex Burkhead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9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8" table:style-name="ce15">
            <text:p>4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tt Breida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9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7" table:style-name="ce15">
            <text:p>4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yle Juszczyk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9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7" table:style-name="ce15">
            <text:p>4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er Allgeier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9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5" table:style-name="ce15">
            <text:p>4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.K. Dobbins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9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4" table:style-name="ce15">
            <text:p>4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4000000000000004" table:style-name="ce15">
            <text:p>4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enyan Drake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9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6" table:style-name="ce15">
            <text:p>26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7" table:style-name="ce15">
            <text:p>3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k Ingram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9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.6" table:style-name="ce15">
            <text:p>3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J Dillon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9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4" table:style-name="ce15">
            <text:p>3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leb Huntley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9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4" table:style-name="ce15">
            <text:p>3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m Akers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9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3" table:style-name="ce15">
            <text:p>3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mien Harris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10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000000000000002" table:style-name="ce15">
            <text:p>2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ian Robinson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10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000000000000002" table:style-name="ce15">
            <text:p>2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eJay Dallas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10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enneth Gainwell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10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yheim Hines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10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8" table:style-name="ce15">
            <text:p>1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kob Johnson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10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stin Jackson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10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" table:style-name="ce15">
            <text:p>1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halil Herbert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10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1000000000000001" table:style-name="ce15">
            <text:p>1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rek Watt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10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1000000000000001" table:style-name="ce15">
            <text:p>1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rrel Williams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10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9" table:style-name="ce15">
            <text:p>0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Zack Moss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11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7" table:style-name="ce15">
            <text:p>0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ycal Hasty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11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6" table:style-name="ce15">
            <text:p>0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ke Davis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11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3" table:style-name="ce15">
            <text:p>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Zander Horvath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11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3" table:style-name="ce15">
            <text:p>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'Onta Foreman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11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2" table:style-name="ce15">
            <text:p>0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ase Edmonds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11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1" table:style-name="ce15">
            <text:p>0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abe Davis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11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71" table:style-name="ce15">
            <text:p>17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2.1" table:style-name="ce15">
            <text:p>3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stin Jefferson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11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154" table:style-name="ce15">
            <text:p>15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0.32" table:style-name="ce15">
            <text:p>30.3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vante Adams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11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24" table:style-name="ce15">
            <text:p>124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.4" table:style-name="ce15">
            <text:p>27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er Lockett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11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104" table:style-name="ce15">
            <text:p>104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.4" table:style-name="ce15">
            <text:p>27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ooper Kupp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12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125" table:style-name="ce15">
            <text:p>12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.9" table:style-name="ce15">
            <text:p>25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yami Brown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12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05" table:style-name="ce15">
            <text:p>105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.5" table:style-name="ce15">
            <text:p>24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tefon Diggs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12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102" table:style-name="ce15">
            <text:p>10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.2" table:style-name="ce15">
            <text:p>24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kobi Meyers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12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111" table:style-name="ce15">
            <text:p>11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.1" table:style-name="ce15">
            <text:p>24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ke Williams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12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134" table:style-name="ce15">
            <text:p>13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4" table:style-name="ce15">
            <text:p>23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quise Brown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12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8" table:style-name="ce15">
            <text:p>21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mari Cooper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12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76" table:style-name="ce15">
            <text:p>7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.6" table:style-name="ce15">
            <text:p>20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Vonta Smith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12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87" table:style-name="ce15">
            <text:p>8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7" table:style-name="ce15">
            <text:p>18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K Metcalf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12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88" table:style-name="ce15">
            <text:p>8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7.8" table:style-name="ce15">
            <text:p>17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vin Jones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12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104" table:style-name="ce15">
            <text:p>10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399999999999999" table:style-name="ce15">
            <text:p>17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andall Cobb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13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99" table:style-name="ce15">
            <text:p>9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899999999999999" table:style-name="ce15">
            <text:p>16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halil Shakir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13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5" table:style-name="ce15">
            <text:p>16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lec Pierce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13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81" table:style-name="ce15">
            <text:p>8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100000000000001" table:style-name="ce15">
            <text:p>16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 Olave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13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4" table:style-name="ce15">
            <text:p>15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sh Reynolds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13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92" table:style-name="ce15">
            <text:p>9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2" table:style-name="ce15">
            <text:p>15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quez Valdes-Scantling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13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90" table:style-name="ce15">
            <text:p>9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eorge Pickens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13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83" table:style-name="ce15">
            <text:p>8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3" table:style-name="ce15">
            <text:p>14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rius Slayton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13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79" table:style-name="ce15">
            <text:p>7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9" table:style-name="ce15">
            <text:p>13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llen Lazard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13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5" table:style-name="ce15">
            <text:p>13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ondale Moore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13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7" table:style-name="ce15">
            <text:p>-7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68" table:style-name="ce15">
            <text:p>6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1" table:style-name="ce15">
            <text:p>13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reek Hill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14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47" table:style-name="ce15">
            <text:p>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vin Duvernay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14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54" table:style-name="ce15">
            <text:p>5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8" table:style-name="ce15">
            <text:p>12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erry McLaurin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14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76" table:style-name="ce15">
            <text:p>7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6" table:style-name="ce15">
            <text:p>12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ourtland Sutton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14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74" table:style-name="ce15">
            <text:p>7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4" table:style-name="ce15">
            <text:p>12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 Godwin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14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61" table:style-name="ce15">
            <text:p>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3" table:style-name="ce15">
            <text:p>12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urtis Samuel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14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2" table:style-name="ce15">
            <text:p>12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ke Evans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14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81" table:style-name="ce15">
            <text:p>8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1" table:style-name="ce15">
            <text:p>1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'Marr Chase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14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ecole Hardman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14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73" table:style-name="ce15">
            <text:p>7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Olamide Zaccheaus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14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9" table:style-name="ce15">
            <text:p>11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ebo Samuel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15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2" table:style-name="ce15">
            <text:p>11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iontae Johnson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15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60" table:style-name="ce15">
            <text:p>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chael Pittman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15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59" table:style-name="ce15">
            <text:p>5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9" table:style-name="ce15">
            <text:p>10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hi Smith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15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69" table:style-name="ce15">
            <text:p>6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9" table:style-name="ce15">
            <text:p>10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.J. Moore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15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9" table:style-name="ce15">
            <text:p>5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7" table:style-name="ce15">
            <text:p>10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ico Collins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15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65" table:style-name="ce15">
            <text:p>6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5" table:style-name="ce15">
            <text:p>10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eeDee Lamb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15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53" table:style-name="ce15">
            <text:p>5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3" table:style-name="ce15">
            <text:p>1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en Skowronek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15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1" table:style-name="ce15">
            <text:p>10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ase Claypool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15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alif Raymond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15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5" table:style-name="ce15">
            <text:p>9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ick Westbrook-Ikhine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16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72" table:style-name="ce15">
            <text:p>7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999999999999993" table:style-name="ce15">
            <text:p>9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.J. Osborn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16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" table:style-name="ce15">
            <text:p>9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onovan Peoples-Jones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16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andon Aiyuk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16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8" table:style-name="ce15">
            <text:p>5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8000000000000007" table:style-name="ce15">
            <text:p>8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axton Berrios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16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4" table:style-name="ce15">
            <text:p>8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chael Gallup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16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4" table:style-name="ce15">
            <text:p>8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haDarel Hodge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16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8.3000000000000007" table:style-name="ce15">
            <text:p>8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erry Jeudy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16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3000000000000007" table:style-name="ce15">
            <text:p>8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saiah Hodgins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16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1" table:style-name="ce15">
            <text:p>8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Velus Jones Jr.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16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9" table:style-name="ce15">
            <text:p>7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obert Woods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17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7" table:style-name="ce15">
            <text:p>7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rake London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17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5" table:style-name="ce15">
            <text:p>7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cott Miller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17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5" table:style-name="ce15">
            <text:p>7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rnell Mooney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17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2" table:style-name="ce15">
            <text:p>7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len Reagor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17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1" table:style-name="ce15">
            <text:p>7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errace Marshall Jr.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17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dam Thielen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17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7" table:style-name="ce15">
            <text:p>6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uan Jennings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17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5" table:style-name="ce15">
            <text:p>6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cus Johnson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17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5" table:style-name="ce15">
            <text:p>6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Hunter Renfrow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17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5" table:style-name="ce15">
            <text:p>6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utu Atwell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18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4" table:style-name="ce15">
            <text:p>5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4" table:style-name="ce15">
            <text:p>6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Ju Smith-Schuster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18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" table:style-name="ce15">
            <text:p>6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er Boyd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18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2" table:style-name="ce15">
            <text:p>6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.J. Brown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18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2" table:style-name="ce15">
            <text:p>6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andin Cooks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18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ussell Gage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18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omeo Doubs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18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9" table:style-name="ce15">
            <text:p>5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orey Davis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18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8" table:style-name="ce15">
            <text:p>5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mon-Ra St. Brown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18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8" table:style-name="ce15">
            <text:p>5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arrett Wilson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18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7" table:style-name="ce15">
            <text:p>5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sh Palmer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19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4" table:style-name="ce15">
            <text:p>5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ylen Waddle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19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3" table:style-name="ce15">
            <text:p>5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.J. Green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19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Quez Watkins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19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9000000000000004" table:style-name="ce15">
            <text:p>4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quanimeous St. Brown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19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4000000000000004" table:style-name="ce15">
            <text:p>4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ke Thomas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19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3" table:style-name="ce15">
            <text:p>4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obbie Anderson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19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arris Campbell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19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Zay Jones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19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llen Robinson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19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ed Wilson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20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ichie James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20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6" table:style-name="ce15">
            <text:p>3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kyy Moore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20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vid Sills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20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Andre Carter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20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9" table:style-name="ce15">
            <text:p>2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shton Dulin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20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8" table:style-name="ce15">
            <text:p>2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quan Thornton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20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7" table:style-name="ce15">
            <text:p>2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quez Callaway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0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5" table:style-name="ce15">
            <text:p>2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les Boykin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20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1" table:style-name="ce15">
            <text:p>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tian Kirk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20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1" table:style-name="ce15">
            <text:p>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lijah Moore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21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1" table:style-name="ce15">
            <text:p>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eff Smith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21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1" table:style-name="ce15">
            <text:p>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yan Edwards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21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J Hamler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21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re'Quan Smith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1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stin Watson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21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marcus Robinson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21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8" table:style-name="ce15">
            <text:p>1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an Wallace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21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8" table:style-name="ce15">
            <text:p>1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yle Philips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21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es Proche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21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m Sims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22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vid Bell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22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oah Brown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22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rent Sherfield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22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endrick Bourne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22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ontrell Washington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22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9" table:style-name="ce15">
            <text:p>0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tian Watson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22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3" table:style-name="ce15">
            <text:p>-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8" table:style-name="ce15">
            <text:p>0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hmir Smith-Marsette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22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.5" table:style-name="ce15">
            <text:p>0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mal Agnew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22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3" table:style-name="ce15">
            <text:p>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andon Powell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22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1" table:style-name="ce15">
            <text:p>0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aysom Hill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3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TE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12" table:style-name="ce15">
            <text:p>11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4.08" table:style-name="ce15">
            <text:p>34.0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ravis Kelce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23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25" table:style-name="ce15">
            <text:p>25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3.5" table:style-name="ce15">
            <text:p>33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k Andrews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23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89" table:style-name="ce15">
            <text:p>8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2.9" table:style-name="ce15">
            <text:p>22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llas Goedert</text:p>
          </table:table-cell>
          <table:table-cell office:value-type="string" table:style-name="ce15">
            <text:p>PHI</text:p>
          </table:table-cell>
          <table:table-cell office:value-type="string" office:string-value="ARI" table:formula="of:=IFERROR(VLOOKUP(LEFT([.C23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R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95" table:style-name="ce15">
            <text:p>9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5" table:style-name="ce15">
            <text:p>17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Hayden Hurst</text:p>
          </table:table-cell>
          <table:table-cell office:value-type="string" table:style-name="ce15">
            <text:p>CIN</text:p>
          </table:table-cell>
          <table:table-cell office:value-type="string" office:string-value="BAL" table:formula="of:=IFERROR(VLOOKUP(LEFT([.C23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A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3" table:style-name="ce15">
            <text:p>17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vid Njoku</text:p>
          </table:table-cell>
          <table:table-cell office:value-type="string" table:style-name="ce15">
            <text:p>CLE</text:p>
          </table:table-cell>
          <table:table-cell office:value-type="string" office:string-value="LAC" table:formula="of:=IFERROR(VLOOKUP(LEFT([.C23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88" table:style-name="ce15">
            <text:p>8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8" table:style-name="ce15">
            <text:p>14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van Engram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23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69" table:style-name="ce15">
            <text:p>6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9" table:style-name="ce15">
            <text:p>12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er Higbee</text:p>
          </table:table-cell>
          <table:table-cell office:value-type="string" table:style-name="ce15">
            <text:p>LA</text:p>
          </table:table-cell>
          <table:table-cell office:value-type="string" office:string-value="DAL" table:formula="of:=IFERROR(VLOOKUP(LEFT([.C23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A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46" table:style-name="ce15">
            <text:p>4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6" table:style-name="ce15">
            <text:p>11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dam Trautman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3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2" table:style-name="ce15">
            <text:p>11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Zach Ertz</text:p>
          </table:table-cell>
          <table:table-cell office:value-type="string" table:style-name="ce15">
            <text:p>ARI</text:p>
          </table:table-cell>
          <table:table-cell office:value-type="string" office:string-value="PHI" table:formula="of:=IFERROR(VLOOKUP(LEFT([.C23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48" table:style-name="ce15">
            <text:p>4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8" table:style-name="ce15">
            <text:p>10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niel Bellinger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24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4" table:style-name="ce15">
            <text:p>10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de Otton</text:p>
          </table:table-cell>
          <table:table-cell office:value-type="string" table:style-name="ce15">
            <text:p>TB</text:p>
          </table:table-cell>
          <table:table-cell office:value-type="string" office:string-value="ATL" table:formula="of:=IFERROR(VLOOKUP(LEFT([.C24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AT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43" table:style-name="ce15">
            <text:p>4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3" table:style-name="ce15">
            <text:p>10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Hunter Henry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24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4" table:style-name="ce15">
            <text:p>5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4" table:style-name="ce15">
            <text:p>9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Zach Gentry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24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43" table:style-name="ce15">
            <text:p>4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3000000000000007" table:style-name="ce15">
            <text:p>9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ric Saubert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24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36" table:style-name="ce15">
            <text:p>3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6" table:style-name="ce15">
            <text:p>8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ole Kmet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24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5" table:style-name="ce15">
            <text:p>8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rv Smith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24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1999999999999993" table:style-name="ce15">
            <text:p>8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oah Fant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24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9" table:style-name="ce15">
            <text:p>7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urham Smythe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24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9" table:style-name="ce15">
            <text:p>7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eorge Kittle</text:p>
          </table:table-cell>
          <table:table-cell office:value-type="string" table:style-name="ce15">
            <text:p>SF</text:p>
          </table:table-cell>
          <table:table-cell office:value-type="string" office:string-value="CAR" table:formula="of:=IFERROR(VLOOKUP(LEFT([.C24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AR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47" table:style-name="ce15">
            <text:p>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.7" table:style-name="ce15">
            <text:p>7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rcedes Lewis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25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2" table:style-name="ce15">
            <text:p>7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hn Bates</text:p>
          </table:table-cell>
          <table:table-cell office:value-type="string" table:style-name="ce15">
            <text:p>WAS</text:p>
          </table:table-cell>
          <table:table-cell office:value-type="string" office:string-value="TEN" table:formula="of:=IFERROR(VLOOKUP(LEFT([.C25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9" table:style-name="ce15">
            <text:p>6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obert Tonyan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25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" table:style-name="ce15">
            <text:p>6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iovanni Ricci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25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7" table:style-name="ce15">
            <text:p>5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esper Horsted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25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9000000000000004" table:style-name="ce15">
            <text:p>4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Quintin Morris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25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.9000000000000004" table:style-name="ce15">
            <text:p>4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rdan Akins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25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Will Dissly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25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0999999999999996" table:style-name="ce15">
            <text:p>4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ke Gesicki</text:p>
          </table:table-cell>
          <table:table-cell office:value-type="string" table:style-name="ce15">
            <text:p>MIA</text:p>
          </table:table-cell>
          <table:table-cell office:value-type="string" office:string-value="NYJ" table:formula="of:=IFERROR(VLOOKUP(LEFT([.C25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J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siah Deguara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25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9" table:style-name="ce15">
            <text:p>3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 Manhertz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26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at Freiermuth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26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onnor Heyward</text:p>
          </table:table-cell>
          <table:table-cell office:value-type="string" table:style-name="ce15">
            <text:p>PIT</text:p>
          </table:table-cell>
          <table:table-cell office:value-type="string" office:string-value="BUF" table:formula="of:=IFERROR(VLOOKUP(LEFT([.C26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BU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.J. Uzomah</text:p>
          </table:table-cell>
          <table:table-cell office:value-type="string" table:style-name="ce15">
            <text:p>NYJ</text:p>
          </table:table-cell>
          <table:table-cell office:value-type="string" office:string-value="MIA" table:formula="of:=IFERROR(VLOOKUP(LEFT([.C26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n Arnold</text:p>
          </table:table-cell>
          <table:table-cell office:value-type="string" table:style-name="ce15">
            <text:p>JAX</text:p>
          </table:table-cell>
          <table:table-cell office:value-type="string" office:string-value="HOU" table:formula="of:=IFERROR(VLOOKUP(LEFT([.C26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HOU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an Thomas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26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8" table:style-name="ce15">
            <text:p>2.8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saiah Likely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26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7" table:style-name="ce15">
            <text:p>2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ylen Granson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26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6" table:style-name="ce15">
            <text:p>2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hnny Mundt</text:p>
          </table:table-cell>
          <table:table-cell office:value-type="string" table:style-name="ce15">
            <text:p>MIN</text:p>
          </table:table-cell>
          <table:table-cell office:value-type="string" office:string-value="CHI" table:formula="of:=IFERROR(VLOOKUP(LEFT([.C26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6" table:style-name="ce15">
            <text:p>2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wan Johnson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6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999999999999998" table:style-name="ce15">
            <text:p>2.3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nthony Firkser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27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1" table:style-name="ce15">
            <text:p>2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arker Hesse</text:p>
          </table:table-cell>
          <table:table-cell office:value-type="string" table:style-name="ce15">
            <text:p>ATL</text:p>
          </table:table-cell>
          <table:table-cell office:value-type="string" office:string-value="TB" table:formula="of:=IFERROR(VLOOKUP(LEFT([.C27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T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9" table:style-name="ce15">
            <text:p>1.9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o Alie-Cox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27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oah Gray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27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ustin Hooper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27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.J. Hockenson</text:p>
          </table:table-cell>
          <table:table-cell office:value-type="string" table:style-name="ce15">
            <text:p>DET</text:p>
          </table:table-cell>
          <table:table-cell office:value-type="string" office:string-value="NE" table:formula="of:=IFERROR(VLOOKUP(LEFT([.C27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E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lbert Okwuegbunam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27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eoff Swaim</text:p>
          </table:table-cell>
          <table:table-cell office:value-type="string" table:style-name="ce15">
            <text:p>TEN</text:p>
          </table:table-cell>
          <table:table-cell office:value-type="string" office:string-value="WAS" table:formula="of:=IFERROR(VLOOKUP(LEFT([.C27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WAS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 Myarick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27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" table:style-name="ce15">
            <text:p>1.4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erald Everett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27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2" table:style-name="ce15">
            <text:p>1.2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yan Griffin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28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1000000000000001" table:style-name="ce15">
            <text:p>1.1</text:p>
          </table:table-cell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er Davis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28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3" table:style-name="ce15">
            <text:p>-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7" table:style-name="ce15">
            <text:p>0.7</text:p>
          </table:table-cell>
          <table:table-cell table:number-columns-repeated="16366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office:string-value="" table:formula="of:=IFERROR(VLOOKUP(LEFT([.C28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/>
          <table:table-cell table:number-columns-repeated="8" table:style-name="ce15"/>
          <table:table-cell table:number-columns-repeated="6" table:style-name="ce16"/>
          <table:table-cell table:number-columns-repeated="16366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office:string-value="" table:formula="of:=IFERROR(VLOOKUP(LEFT([.C28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/>
          <table:table-cell table:number-columns-repeated="8" table:style-name="ce15"/>
          <table:table-cell table:number-columns-repeated="6" table:style-name="ce16"/>
          <table:table-cell table:number-columns-repeated="16366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office:string-value="" table:formula="of:=IFERROR(VLOOKUP(LEFT([.C28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/>
          <table:table-cell table:number-columns-repeated="8" table:style-name="ce15"/>
          <table:table-cell table:number-columns-repeated="6" table:style-name="ce16"/>
          <table:table-cell table:number-columns-repeated="16366"/>
        </table:table-row>
        <table:table-row table:style-name="ro1">
          <table:table-cell table:style-name="ce13"/>
          <table:table-cell office:value-type="string" table:style-name="ce14">
            <text:p>Kicker</text:p>
          </table:table-cell>
          <table:table-cell table:style-name="ce15"/>
          <table:table-cell office:value-type="string" office:string-value="" table:formula="of:=IFERROR(VLOOKUP(LEFT([.C28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/>
          <table:table-cell table:number-columns-repeated="8" table:style-name="ce15"/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ick Folk</text:p>
          </table:table-cell>
          <table:table-cell office:value-type="string" table:style-name="ce15">
            <text:p>NE</text:p>
          </table:table-cell>
          <table:table-cell office:value-type="string" office:string-value="DET" table:formula="of:=IFERROR(VLOOKUP(LEFT([.C28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T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ase McLaughlin</text:p>
          </table:table-cell>
          <table:table-cell office:value-type="string" table:style-name="ce15">
            <text:p>IND</text:p>
          </table:table-cell>
          <table:table-cell office:value-type="string" office:string-value="DEN" table:formula="of:=IFERROR(VLOOKUP(LEFT([.C28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DEN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niel Carlson</text:p>
          </table:table-cell>
          <table:table-cell office:value-type="string" table:style-name="ce15">
            <text:p>LV</text:p>
          </table:table-cell>
          <table:table-cell office:value-type="string" office:string-value="KC" table:formula="of:=IFERROR(VLOOKUP(LEFT([.C28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KC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ustin Tucker</text:p>
          </table:table-cell>
          <table:table-cell office:value-type="string" table:style-name="ce15">
            <text:p>BAL</text:p>
          </table:table-cell>
          <table:table-cell office:value-type="string" office:string-value="CIN" table:formula="of:=IFERROR(VLOOKUP(LEFT([.C28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IN</text:p>
          </table:table-cell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iro Santos</text:p>
          </table:table-cell>
          <table:table-cell office:value-type="string" table:style-name="ce15">
            <text:p>CHI</text:p>
          </table:table-cell>
          <table:table-cell office:value-type="string" office:string-value="MIN" table:formula="of:=IFERROR(VLOOKUP(LEFT([.C29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MIN</text:p>
          </table:table-cell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aylor Bertolet</text:p>
          </table:table-cell>
          <table:table-cell office:value-type="string" table:style-name="ce15">
            <text:p>LAC</text:p>
          </table:table-cell>
          <table:table-cell office:value-type="string" office:string-value="CLE" table:formula="of:=IFERROR(VLOOKUP(LEFT([.C29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CLE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a'imi Fairbairn</text:p>
          </table:table-cell>
          <table:table-cell office:value-type="string" table:style-name="ce15">
            <text:p>HOU</text:p>
          </table:table-cell>
          <table:table-cell office:value-type="string" office:string-value="JAX" table:formula="of:=IFERROR(VLOOKUP(LEFT([.C292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JAX</text:p>
          </table:table-cell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1" table:style-name="ce15">
            <text:p>11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ett Maher</text:p>
          </table:table-cell>
          <table:table-cell office:value-type="string" table:style-name="ce15">
            <text:p>DAL</text:p>
          </table:table-cell>
          <table:table-cell office:value-type="string" office:string-value="LA" table:formula="of:=IFERROR(VLOOKUP(LEFT([.C293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A</text:p>
          </table:table-cell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son Myers</text:p>
          </table:table-cell>
          <table:table-cell office:value-type="string" table:style-name="ce15">
            <text:p>SEA</text:p>
          </table:table-cell>
          <table:table-cell office:value-type="string" office:string-value="NO" table:formula="of:=IFERROR(VLOOKUP(LEFT([.C294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O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raham Gano</text:p>
          </table:table-cell>
          <table:table-cell office:value-type="string" table:style-name="ce15">
            <text:p>NYG</text:p>
          </table:table-cell>
          <table:table-cell office:value-type="string" office:string-value="GB" table:formula="of:=IFERROR(VLOOKUP(LEFT([.C295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GB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Wil Lutz</text:p>
          </table:table-cell>
          <table:table-cell office:value-type="string" table:style-name="ce15">
            <text:p>NO</text:p>
          </table:table-cell>
          <table:table-cell office:value-type="string" office:string-value="SEA" table:formula="of:=IFERROR(VLOOKUP(LEFT([.C296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EA</text:p>
          </table:table-cell>
          <table:table-cell office:value-type="string" table:style-name="ce15">
            <text:p>K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randon McManus</text:p>
          </table:table-cell>
          <table:table-cell office:value-type="string" table:style-name="ce15">
            <text:p>DEN</text:p>
          </table:table-cell>
          <table:table-cell office:value-type="string" office:string-value="IND" table:formula="of:=IFERROR(VLOOKUP(LEFT([.C297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IND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ddy Pineiro</text:p>
          </table:table-cell>
          <table:table-cell office:value-type="string" table:style-name="ce15">
            <text:p>CAR</text:p>
          </table:table-cell>
          <table:table-cell office:value-type="string" office:string-value="SF" table:formula="of:=IFERROR(VLOOKUP(LEFT([.C298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SF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yler Bass</text:p>
          </table:table-cell>
          <table:table-cell office:value-type="string" table:style-name="ce15">
            <text:p>BUF</text:p>
          </table:table-cell>
          <table:table-cell office:value-type="string" office:string-value="PIT" table:formula="of:=IFERROR(VLOOKUP(LEFT([.C299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PIT</text:p>
          </table:table-cell>
          <table:table-cell office:value-type="string" table:style-name="ce15">
            <text:p>K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son Crosby</text:p>
          </table:table-cell>
          <table:table-cell office:value-type="string" table:style-name="ce15">
            <text:p>GB</text:p>
          </table:table-cell>
          <table:table-cell office:value-type="string" office:string-value="NYG" table:formula="of:=IFERROR(VLOOKUP(LEFT([.C300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NYG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tthew Wright</text:p>
          </table:table-cell>
          <table:table-cell office:value-type="string" table:style-name="ce15">
            <text:p>KC</text:p>
          </table:table-cell>
          <table:table-cell office:value-type="string" office:string-value="LV" table:formula="of:=IFERROR(VLOOKUP(LEFT([.C301];3);{&quot;IND&quot;;&quot;DEN&quot;|&quot;DEN&quot;;&quot;IND&quot;|&quot;NYG&quot;;&quot;GB&quot;|&quot;GB&quot;;&quot;NYG&quot;|&quot;PIT&quot;;&quot;BUF&quot;|&quot;BUF&quot;;&quot;PIT&quot;|&quot;LAC&quot;;&quot;CLE&quot;|&quot;CLE&quot;;&quot;LAC&quot;|&quot;HOU&quot;;&quot;JAX&quot;|&quot;JAX&quot;;&quot;HOU&quot;|&quot;CHI&quot;;&quot;MIN&quot;|&quot;MIN&quot;;&quot;CHI&quot;|&quot;DET&quot;;&quot;NE&quot;|&quot;NE&quot;;&quot;DET&quot;|&quot;SEA&quot;;&quot;NO&quot;|&quot;NO&quot;;&quot;SEA&quot;|&quot;MIA&quot;;&quot;NYJ&quot;|&quot;NYJ&quot;;&quot;MIA&quot;|&quot;ATL&quot;;&quot;TB&quot;|&quot;TB&quot;;&quot;ATL&quot;|&quot;TEN&quot;;&quot;WAS&quot;|&quot;WAS&quot;;&quot;TEN&quot;|&quot;SF&quot;;&quot;CAR&quot;|&quot;CAR&quot;;&quot;SF&quot;|&quot;PHI&quot;;&quot;ARI&quot;|&quot;ARI&quot;;&quot;PHI&quot;|&quot;DAL&quot;;&quot;LA&quot;|&quot;LA&quot;;&quot;DAL&quot;|&quot;CIN&quot;;&quot;BAL&quot;|&quot;BAL&quot;;&quot;CIN&quot;|&quot;LV&quot;;&quot;KC&quot;|&quot;KC&quot;;&quot;LV&quot;};2;0);&quot;&quot;)" table:style-name="ce15">
            <text:p>LV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reg Zuerlein</text:p>
          </table:table-cell>
          <table:table-cell office:value-type="string" table:style-name="ce15">
            <text:p>NYJ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oey Slye</text:p>
          </table:table-cell>
          <table:table-cell office:value-type="string" table:style-name="ce15">
            <text:p>WAS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yan Succop</text:p>
          </table:table-cell>
          <table:table-cell office:value-type="string" table:style-name="ce15">
            <text:p>TB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obbie Gould</text:p>
          </table:table-cell>
          <table:table-cell office:value-type="string" table:style-name="ce15">
            <text:p>SF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iley Patterson</text:p>
          </table:table-cell>
          <table:table-cell office:value-type="string" table:style-name="ce15">
            <text:p>JAX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tt Ammendola</text:p>
          </table:table-cell>
          <table:table-cell office:value-type="string" table:style-name="ce15">
            <text:p>ARI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Evan McPherson</text:p>
          </table:table-cell>
          <table:table-cell office:value-type="string" table:style-name="ce15">
            <text:p>CIN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son Sanders</text:p>
          </table:table-cell>
          <table:table-cell office:value-type="string" table:style-name="ce15">
            <text:p>MIA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att Gay</text:p>
          </table:table-cell>
          <table:table-cell office:value-type="string" table:style-name="ce15">
            <text:p>LA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de York</text:p>
          </table:table-cell>
          <table:table-cell office:value-type="string" table:style-name="ce15">
            <text:p>CLE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ris Boswell</text:p>
          </table:table-cell>
          <table:table-cell office:value-type="string" table:style-name="ce15">
            <text:p>PIT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6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Randy Bullock</text:p>
          </table:table-cell>
          <table:table-cell office:value-type="string" table:style-name="ce15">
            <text:p>TEN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reg Joseph</text:p>
          </table:table-cell>
          <table:table-cell office:value-type="string" table:style-name="ce15">
            <text:p>MIN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Younghoe Koo</text:p>
          </table:table-cell>
          <table:table-cell office:value-type="string" table:style-name="ce15">
            <text:p>ATL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table:number-columns-repeated="4" table:style-name="ce16"/>
          <table:table-cell table:number-columns-repeated="16366"/>
        </table:table-row>
        <table:table-row table:number-rows-repeated="3" table:style-name="ro1">
          <table:table-cell table:style-name="ce13"/>
          <table:table-cell table:style-name="ce14"/>
          <table:table-cell table:number-columns-repeated="12" table:style-name="ce15"/>
          <table:table-cell table:number-columns-repeated="4" table:style-name="ce16"/>
          <table:table-cell table:number-columns-repeated="16366"/>
        </table:table-row>
        <table:table-row table:style-name="ro1">
          <table:table-cell table:style-name="ce13"/>
          <table:table-cell office:value-type="string" table:style-name="ce14">
            <text:p>Defence</text:p>
          </table:table-cell>
          <table:table-cell table:number-columns-repeated="12" table:style-name="ce15"/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ew England Patrio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allas Cowboy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21" table:style-name="ce15">
            <text:p>21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an Francisco 49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float" office:value="15" table:style-name="ce15">
            <text:p>15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uffalo Bill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nver Bronco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14" table:style-name="ce15">
            <text:p>1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ndianapolis Col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12" table:style-name="ce15">
            <text:p>12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Houston Texa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ew York Je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float" office:value="9" table:style-name="ce15">
            <text:p>9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ampa Bay Buccane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Baltimore Rave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Tennessee Tita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Washington Command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" table:style-name="ce15">
            <text:p>21</text:p>
          </table:table-cell>
          <table:table-cell office:value-type="float" office:value="5" table:style-name="ce15">
            <text:p>5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Jacksonville Jagua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office:value-type="float" office:value="5" table:style-name="ce15">
            <text:p>5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incinnati Bengal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" table:style-name="ce15">
            <text:p>19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hiladelphia Eagle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Los Angeles Ram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ew Orleans Sain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2" table:style-name="ce15">
            <text:p>32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nnesota Viking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2" table:style-name="ce15">
            <text:p>22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rizona Cardinal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3" table:style-name="ce15">
            <text:p>3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New York Gian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3" table:style-name="ce15">
            <text:p>3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Green Bay Pack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office:value-type="float" office:value="3" table:style-name="ce15">
            <text:p>3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arolina Panth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1" table:style-name="ce15">
            <text:p>31</text:p>
          </table:table-cell>
          <table:table-cell office:value-type="float" office:value="3" table:style-name="ce15">
            <text:p>3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hicago Bea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9" table:style-name="ce15">
            <text:p>29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Detroit Lio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Las Vegas Raid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" table:style-name="ce15">
            <text:p>30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Los Angeles Charg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Kansas City Chief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Seattle Seahawk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Cleveland Brow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Atlanta Falco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" table:style-name="ce15">
            <text:p>2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Pittsburgh Steel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8" table:style-name="ce15">
            <text:p>38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6"/>
          <table:table-cell table:number-columns-repeated="1636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Miami Dolphi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8" table:style-name="ce15">
            <text:p>38</text:p>
          </table:table-cell>
          <table:table-cell office:value-type="float" office:value="-2" table:style-name="ce15">
            <text:p>-2</text:p>
          </table:table-cell>
          <table:table-cell table:number-columns-repeated="4" table:style-name="ce16"/>
          <table:table-cell table:number-columns-repeated="16366"/>
        </table:table-row>
        <table:table-row table:number-rows-repeated="1048225" table:style-name="ro1">
          <table:table-cell table:number-columns-repeated="16384"/>
        </table:table-row>
      </table:table>
      <table:database-ranges>
        <table:database-range table:target-range-address="Sheet1.A3:Sheet1.E301" table:name="__Anonymous_Sheet_DB__0" table:contains-header="false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1" style:family="table-cell" style:data-style-name="N0">
      <style:table-cell-properties style:vertical-align="automatic" fo:background-color="transparent"/>
      <style:text-properties fo:color="#C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0-08T18:39:25Z</meta:creation-date>
    <dc:date>2022-11-11T11:17:55Z</dc:date>
    <meta:editing-cycles>6</meta:editing-cycles>
    <meta:editing-duration>PT2637S</meta:editing-duration>
  </office:meta>
</office:document-meta>
</file>